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2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6577" calcext:value-type="float">
            <text:p>76,577</text:p>
          </table:table-cell>
          <table:table-cell table:style-name="ce38" office:value-type="float" office:value="3563" calcext:value-type="float">
            <text:p>3,563</text:p>
          </table:table-cell>
          <table:table-cell table:style-name="ce38" office:value-type="float" office:value="5608" calcext:value-type="float">
            <text:p>5,608</text:p>
          </table:table-cell>
          <table:table-cell table:style-name="ce38" office:value-type="float" office:value="2754" calcext:value-type="float">
            <text:p>2,754</text:p>
          </table:table-cell>
          <table:table-cell table:style-name="ce38" office:value-type="float" office:value="7084" calcext:value-type="float">
            <text:p>7,084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523" calcext:value-type="float">
            <text:p>23,523</text:p>
          </table:table-cell>
          <table:table-cell table:style-name="ce38" office:value-type="float" office:value="31249" calcext:value-type="float">
            <text:p>31,249</text:p>
          </table:table-cell>
          <table:table-cell table:style-name="ce38" office:value-type="float" office:value="2525" calcext:value-type="float">
            <text:p>2,52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4460" calcext:value-type="float">
            <text:p>74,460</text:p>
          </table:table-cell>
          <table:table-cell table:style-name="ce38" office:value-type="float" office:value="3879" calcext:value-type="float">
            <text:p>3,879</text:p>
          </table:table-cell>
          <table:table-cell table:style-name="ce38" office:value-type="float" office:value="4348" calcext:value-type="float">
            <text:p>4,348</text:p>
          </table:table-cell>
          <table:table-cell table:style-name="ce38" office:value-type="float" office:value="2649" calcext:value-type="float">
            <text:p>2,649</text:p>
          </table:table-cell>
          <table:table-cell table:style-name="ce38" office:value-type="float" office:value="8216" calcext:value-type="float">
            <text:p>8,216</text:p>
          </table:table-cell>
          <table:table-cell table:style-name="ce38" office:value-type="float" office:value="497" calcext:value-type="float">
            <text:p>4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519" calcext:value-type="float">
            <text:p>23,519</text:p>
          </table:table-cell>
          <table:table-cell table:style-name="ce38" office:value-type="float" office:value="31253" calcext:value-type="float">
            <text:p>31,253</text:p>
          </table:table-cell>
          <table:table-cell table:style-name="ce38" office:value-type="float" office:value="61" calcext:value-type="float">
            <text:p>61</text:p>
          </table:table-cell>
          <table:table-cell table:style-name="ce44" office:value-type="float" office:value="38" calcext:value-type="float">
            <text:p>38</text:p>
          </table:table-cell>
          <table:table-cell table:style-name="ce62" office:value-type="float" office:value="2117" calcext:value-type="float">
            <text:p>2,117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4065" calcext:value-type="float">
            <text:p>34,065</text:p>
          </table:table-cell>
          <table:table-cell table:style-name="ce39" office:value-type="float" office:value="1638" calcext:value-type="float">
            <text:p>1,638</text:p>
          </table:table-cell>
          <table:table-cell table:style-name="ce39" office:value-type="float" office:value="2564" calcext:value-type="float">
            <text:p>2,564</text:p>
          </table:table-cell>
          <table:table-cell table:style-name="ce39" office:value-type="float" office:value="1281" calcext:value-type="float">
            <text:p>1,281</text:p>
          </table:table-cell>
          <table:table-cell table:style-name="ce39" office:value-type="float" office:value="3248" calcext:value-type="float">
            <text:p>3,248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63" calcext:value-type="float">
            <text:p>10,663</text:p>
          </table:table-cell>
          <table:table-cell table:style-name="ce39" office:value-type="float" office:value="14122" calcext:value-type="float">
            <text:p>14,122</text:p>
          </table:table-cell>
          <table:table-cell table:style-name="ce39" office:value-type="float" office:value="391" calcext:value-type="float">
            <text:p>39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3853" calcext:value-type="float">
            <text:p>33,853</text:p>
          </table:table-cell>
          <table:table-cell table:style-name="ce39" office:value-type="float" office:value="1755" calcext:value-type="float">
            <text:p>1,755</text:p>
          </table:table-cell>
          <table:table-cell table:style-name="ce39" office:value-type="float" office:value="2039" calcext:value-type="float">
            <text:p>2,039</text:p>
          </table:table-cell>
          <table:table-cell table:style-name="ce39" office:value-type="float" office:value="1145" calcext:value-type="float">
            <text:p>1,145</text:p>
          </table:table-cell>
          <table:table-cell table:style-name="ce39" office:value-type="float" office:value="3812" calcext:value-type="float">
            <text:p>3,812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60" calcext:value-type="float">
            <text:p>10,660</text:p>
          </table:table-cell>
          <table:table-cell table:style-name="ce39" office:value-type="float" office:value="14125" calcext:value-type="float">
            <text:p>14,125</text:p>
          </table:table-cell>
          <table:table-cell table:style-name="ce39" office:value-type="float" office:value="38" calcext:value-type="float">
            <text:p>38</text:p>
          </table:table-cell>
          <table:table-cell table:style-name="ce45" office:value-type="float" office:value="25" calcext:value-type="float">
            <text:p>25</text:p>
          </table:table-cell>
          <table:table-cell table:style-name="ce63" office:value-type="float" office:value="212" calcext:value-type="float">
            <text:p>212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2512" calcext:value-type="float">
            <text:p>42,512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3044" calcext:value-type="float">
            <text:p>3,044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3836" calcext:value-type="float">
            <text:p>3,83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860" calcext:value-type="float">
            <text:p>12,860</text:p>
          </table:table-cell>
          <table:table-cell table:style-name="ce40" office:value-type="float" office:value="17127" calcext:value-type="float">
            <text:p>17,127</text:p>
          </table:table-cell>
          <table:table-cell table:style-name="ce40" office:value-type="float" office:value="2134" calcext:value-type="float">
            <text:p>2,13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0607" calcext:value-type="float">
            <text:p>40,607</text:p>
          </table:table-cell>
          <table:table-cell table:style-name="ce40" office:value-type="float" office:value="2124" calcext:value-type="float">
            <text:p>2,124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4404" calcext:value-type="float">
            <text:p>4,404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859" calcext:value-type="float">
            <text:p>12,859</text:p>
          </table:table-cell>
          <table:table-cell table:style-name="ce40" office:value-type="float" office:value="17128" calcext:value-type="float">
            <text:p>17,128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13" calcext:value-type="float">
            <text:p>13</text:p>
          </table:table-cell>
          <table:table-cell table:style-name="ce64" office:value-type="float" office:value="1905" calcext:value-type="float">
            <text:p>1,905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75887" calcext:value-type="float">
            <text:p>75,887</text:p>
          </table:table-cell>
          <table:table-cell table:style-name="ce38" office:value-type="float" office:value="3557" calcext:value-type="float">
            <text:p>3,557</text:p>
          </table:table-cell>
          <table:table-cell table:style-name="ce38" office:value-type="float" office:value="5563" calcext:value-type="float">
            <text:p>5,563</text:p>
          </table:table-cell>
          <table:table-cell table:style-name="ce38" office:value-type="float" office:value="2738" calcext:value-type="float">
            <text:p>2,738</text:p>
          </table:table-cell>
          <table:table-cell table:style-name="ce38" office:value-type="float" office:value="6648" calcext:value-type="float">
            <text:p>6,648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523" calcext:value-type="float">
            <text:p>23,523</text:p>
          </table:table-cell>
          <table:table-cell table:style-name="ce38" office:value-type="float" office:value="31080" calcext:value-type="float">
            <text:p>31,080</text:p>
          </table:table-cell>
          <table:table-cell table:style-name="ce38" office:value-type="float" office:value="2507" calcext:value-type="float">
            <text:p>2,50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4025" calcext:value-type="float">
            <text:p>74,025</text:p>
          </table:table-cell>
          <table:table-cell table:style-name="ce38" office:value-type="float" office:value="3873" calcext:value-type="float">
            <text:p>3,873</text:p>
          </table:table-cell>
          <table:table-cell table:style-name="ce38" office:value-type="float" office:value="4324" calcext:value-type="float">
            <text:p>4,324</text:p>
          </table:table-cell>
          <table:table-cell table:style-name="ce38" office:value-type="float" office:value="2625" calcext:value-type="float">
            <text:p>2,625</text:p>
          </table:table-cell>
          <table:table-cell table:style-name="ce38" office:value-type="float" office:value="8004" calcext:value-type="float">
            <text:p>8,004</text:p>
          </table:table-cell>
          <table:table-cell table:style-name="ce38" office:value-type="float" office:value="497" calcext:value-type="float">
            <text:p>4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519" calcext:value-type="float">
            <text:p>23,519</text:p>
          </table:table-cell>
          <table:table-cell table:style-name="ce38" office:value-type="float" office:value="31084" calcext:value-type="float">
            <text:p>31,084</text:p>
          </table:table-cell>
          <table:table-cell table:style-name="ce38" office:value-type="float" office:value="61" calcext:value-type="float">
            <text:p>61</text:p>
          </table:table-cell>
          <table:table-cell table:style-name="ce44" office:value-type="float" office:value="38" calcext:value-type="float">
            <text:p>38</text:p>
          </table:table-cell>
          <table:table-cell table:style-name="ce65" office:value-type="float" office:value="1862" calcext:value-type="float">
            <text:p>1,862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718" calcext:value-type="float">
            <text:p>33,718</text:p>
          </table:table-cell>
          <table:table-cell table:style-name="ce39" office:value-type="float" office:value="1635" calcext:value-type="float">
            <text:p>1,635</text:p>
          </table:table-cell>
          <table:table-cell table:style-name="ce39" office:value-type="float" office:value="2542" calcext:value-type="float">
            <text:p>2,542</text:p>
          </table:table-cell>
          <table:table-cell table:style-name="ce39" office:value-type="float" office:value="1275" calcext:value-type="float">
            <text:p>1,275</text:p>
          </table:table-cell>
          <table:table-cell table:style-name="ce39" office:value-type="float" office:value="3022" calcext:value-type="float">
            <text:p>3,022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63" calcext:value-type="float">
            <text:p>10,663</text:p>
          </table:table-cell>
          <table:table-cell table:style-name="ce39" office:value-type="float" office:value="14034" calcext:value-type="float">
            <text:p>14,034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3606" calcext:value-type="float">
            <text:p>33,606</text:p>
          </table:table-cell>
          <table:table-cell table:style-name="ce39" office:value-type="float" office:value="1751" calcext:value-type="float">
            <text:p>1,751</text:p>
          </table:table-cell>
          <table:table-cell table:style-name="ce39" office:value-type="float" office:value="2023" calcext:value-type="float">
            <text:p>2,023</text:p>
          </table:table-cell>
          <table:table-cell table:style-name="ce39" office:value-type="float" office:value="1132" calcext:value-type="float">
            <text:p>1,132</text:p>
          </table:table-cell>
          <table:table-cell table:style-name="ce39" office:value-type="float" office:value="3686" calcext:value-type="float">
            <text:p>3,686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60" calcext:value-type="float">
            <text:p>10,660</text:p>
          </table:table-cell>
          <table:table-cell table:style-name="ce39" office:value-type="float" office:value="14037" calcext:value-type="float">
            <text:p>14,037</text:p>
          </table:table-cell>
          <table:table-cell table:style-name="ce39" office:value-type="float" office:value="38" calcext:value-type="float">
            <text:p>38</text:p>
          </table:table-cell>
          <table:table-cell table:style-name="ce45" office:value-type="float" office:value="25" calcext:value-type="float">
            <text:p>25</text:p>
          </table:table-cell>
          <table:table-cell table:style-name="ce66" office:value-type="float" office:value="112" calcext:value-type="float">
            <text:p>112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2169" calcext:value-type="float">
            <text:p>42,169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3021" calcext:value-type="float">
            <text:p>3,021</text:p>
          </table:table-cell>
          <table:table-cell table:style-name="ce40" office:value-type="float" office:value="1463" calcext:value-type="float">
            <text:p>1,463</text:p>
          </table:table-cell>
          <table:table-cell table:style-name="ce40" office:value-type="float" office:value="3626" calcext:value-type="float">
            <text:p>3,62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860" calcext:value-type="float">
            <text:p>12,860</text:p>
          </table:table-cell>
          <table:table-cell table:style-name="ce40" office:value-type="float" office:value="17046" calcext:value-type="float">
            <text:p>17,046</text:p>
          </table:table-cell>
          <table:table-cell table:style-name="ce40" office:value-type="float" office:value="2118" calcext:value-type="float">
            <text:p>2,11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0419" calcext:value-type="float">
            <text:p>40,419</text:p>
          </table:table-cell>
          <table:table-cell table:style-name="ce40" office:value-type="float" office:value="2122" calcext:value-type="float">
            <text:p>2,122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1493" calcext:value-type="float">
            <text:p>1,493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859" calcext:value-type="float">
            <text:p>12,859</text:p>
          </table:table-cell>
          <table:table-cell table:style-name="ce40" office:value-type="float" office:value="17047" calcext:value-type="float">
            <text:p>17,047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13" calcext:value-type="float">
            <text:p>13</text:p>
          </table:table-cell>
          <table:table-cell table:style-name="ce67" office:value-type="float" office:value="1750" calcext:value-type="float">
            <text:p>1,750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0873" calcext:value-type="float">
            <text:p>60,873</text:p>
          </table:table-cell>
          <table:table-cell table:style-name="ce38" office:value-type="float" office:value="2197" calcext:value-type="float">
            <text:p>2,197</text:p>
          </table:table-cell>
          <table:table-cell table:style-name="ce38" office:value-type="float" office:value="5410" calcext:value-type="float">
            <text:p>5,410</text:p>
          </table:table-cell>
          <table:table-cell table:style-name="ce38" office:value-type="float" office:value="2590" calcext:value-type="float">
            <text:p>2,5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523" calcext:value-type="float">
            <text:p>23,523</text:p>
          </table:table-cell>
          <table:table-cell table:style-name="ce38" office:value-type="float" office:value="24982" calcext:value-type="float">
            <text:p>24,982</text:p>
          </table:table-cell>
          <table:table-cell table:style-name="ce38" office:value-type="float" office:value="1950" calcext:value-type="float">
            <text:p>1,95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7851" calcext:value-type="float">
            <text:p>57,851</text:p>
          </table:table-cell>
          <table:table-cell table:style-name="ce38" office:value-type="float" office:value="2191" calcext:value-type="float">
            <text:p>2,191</text:p>
          </table:table-cell>
          <table:table-cell table:style-name="ce38" office:value-type="float" office:value="4176" calcext:value-type="float">
            <text:p>4,176</text:p>
          </table:table-cell>
          <table:table-cell table:style-name="ce38" office:value-type="float" office:value="2472" calcext:value-type="float">
            <text:p>2,4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519" calcext:value-type="float">
            <text:p>23,519</text:p>
          </table:table-cell>
          <table:table-cell table:style-name="ce38" office:value-type="float" office:value="24985" calcext:value-type="float">
            <text:p>24,985</text:p>
          </table:table-cell>
          <table:table-cell table:style-name="ce38" office:value-type="float" office:value="37" calcext:value-type="float">
            <text:p>37</text:p>
          </table:table-cell>
          <table:table-cell table:style-name="ce44" office:value-type="float" office:value="35" calcext:value-type="float">
            <text:p>35</text:p>
          </table:table-cell>
          <table:table-cell table:style-name="ce65" office:value-type="float" office:value="3022" calcext:value-type="float">
            <text:p>3,022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6977" calcext:value-type="float">
            <text:p>26,977</text:p>
          </table:table-cell>
          <table:table-cell table:style-name="ce39" office:value-type="float" office:value="1031" calcext:value-type="float">
            <text:p>1,031</text:p>
          </table:table-cell>
          <table:table-cell table:style-name="ce39" office:value-type="float" office:value="2483" calcext:value-type="float">
            <text:p>2,483</text:p>
          </table:table-cell>
          <table:table-cell table:style-name="ce39" office:value-type="float" office:value="1201" calcext:value-type="float">
            <text:p>1,2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63" calcext:value-type="float">
            <text:p>10,663</text:p>
          </table:table-cell>
          <table:table-cell table:style-name="ce39" office:value-type="float" office:value="11216" calcext:value-type="float">
            <text:p>11,216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6180" calcext:value-type="float">
            <text:p>26,180</text:p>
          </table:table-cell>
          <table:table-cell table:style-name="ce39" office:value-type="float" office:value="1010" calcext:value-type="float">
            <text:p>1,010</text:p>
          </table:table-cell>
          <table:table-cell table:style-name="ce39" office:value-type="float" office:value="1949" calcext:value-type="float">
            <text:p>1,949</text:p>
          </table:table-cell>
          <table:table-cell table:style-name="ce39" office:value-type="float" office:value="1073" calcext:value-type="float">
            <text:p>1,0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660" calcext:value-type="float">
            <text:p>10,660</text:p>
          </table:table-cell>
          <table:table-cell table:style-name="ce39" office:value-type="float" office:value="11218" calcext:value-type="float">
            <text:p>11,218</text:p>
          </table:table-cell>
          <table:table-cell table:style-name="ce39" office:value-type="float" office:value="22" calcext:value-type="float">
            <text:p>22</text:p>
          </table:table-cell>
          <table:table-cell table:style-name="ce45" office:value-type="float" office:value="22" calcext:value-type="float">
            <text:p>22</text:p>
          </table:table-cell>
          <table:table-cell table:style-name="ce66" office:value-type="float" office:value="797" calcext:value-type="float">
            <text:p>797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3896" calcext:value-type="float">
            <text:p>33,896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2927" calcext:value-type="float">
            <text:p>2,927</text:p>
          </table:table-cell>
          <table:table-cell table:style-name="ce40" office:value-type="float" office:value="1389" calcext:value-type="float">
            <text:p>1,3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860" calcext:value-type="float">
            <text:p>12,860</text:p>
          </table:table-cell>
          <table:table-cell table:style-name="ce40" office:value-type="float" office:value="13766" calcext:value-type="float">
            <text:p>13,766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1671" calcext:value-type="float">
            <text:p>31,671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2227" calcext:value-type="float">
            <text:p>2,227</text:p>
          </table:table-cell>
          <table:table-cell table:style-name="ce40" office:value-type="float" office:value="1399" calcext:value-type="float">
            <text:p>1,3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859" calcext:value-type="float">
            <text:p>12,859</text:p>
          </table:table-cell>
          <table:table-cell table:style-name="ce40" office:value-type="float" office:value="13767" calcext:value-type="float">
            <text:p>13,767</text:p>
          </table:table-cell>
          <table:table-cell table:style-name="ce40" office:value-type="float" office:value="15" calcext:value-type="float">
            <text:p>15</text:p>
          </table:table-cell>
          <table:table-cell table:style-name="ce46" office:value-type="float" office:value="13" calcext:value-type="float">
            <text:p>13</text:p>
          </table:table-cell>
          <table:table-cell table:style-name="ce67" office:value-type="float" office:value="2225" calcext:value-type="float">
            <text:p>2,22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920" calcext:value-type="float">
            <text:p>13,920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3512" calcext:value-type="float">
            <text:p>3,512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5271" calcext:value-type="float">
            <text:p>5,271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35" calcext:value-type="float">
            <text:p>12,435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5271" calcext:value-type="float">
            <text:p>5,27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68" office:value-type="float" office:value="1485" calcext:value-type="float">
            <text:p>1,48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29" calcext:value-type="float">
            <text:p>6,229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589" calcext:value-type="float">
            <text:p>1,589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8" calcext:value-type="float">
            <text:p>1,678</text:p>
          </table:table-cell>
          <table:table-cell table:style-name="ce42" office:value-type="float" office:value="2374" calcext:value-type="float">
            <text:p>2,37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72" calcext:value-type="float">
            <text:p>5,772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1121" calcext:value-type="float">
            <text:p>1,12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8" calcext:value-type="float">
            <text:p>1,758</text:p>
          </table:table-cell>
          <table:table-cell table:style-name="ce42" office:value-type="float" office:value="2374" calcext:value-type="float">
            <text:p>2,37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457" calcext:value-type="float">
            <text:p>45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691" calcext:value-type="float">
            <text:p>7,691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923" calcext:value-type="float">
            <text:p>1,92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32" calcext:value-type="float">
            <text:p>1,932</text:p>
          </table:table-cell>
          <table:table-cell table:style-name="ce43" office:value-type="float" office:value="2897" calcext:value-type="float">
            <text:p>2,897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63" calcext:value-type="float">
            <text:p>6,663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1264" calcext:value-type="float">
            <text:p>1,26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2" calcext:value-type="float">
            <text:p>1,882</text:p>
          </table:table-cell>
          <table:table-cell table:style-name="ce43" office:value-type="float" office:value="2897" calcext:value-type="float">
            <text:p>2,89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1028" calcext:value-type="float">
            <text:p>1,02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0" calcext:value-type="float">
            <text:p>1,51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58" calcext:value-type="float">
            <text:p>5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21" calcext:value-type="float">
            <text:p>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494" calcext:value-type="float">
            <text:p>4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7" calcext:value-type="float">
            <text:p>3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91" calcext:value-type="float">
            <text:p>7,191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289" calcext:value-type="float">
            <text:p>6,289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902" calcext:value-type="float">
            <text:p>90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06" calcext:value-type="float">
            <text:p>3,206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6" calcext:value-type="float">
            <text:p>1,196</text:p>
          </table:table-cell>
          <table:table-cell table:style-name="ce42" office:value-type="float" office:value="1515" calcext:value-type="float">
            <text:p>1,51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3" calcext:value-type="float">
            <text:p>1,013</text:p>
          </table:table-cell>
          <table:table-cell table:style-name="ce42" office:value-type="float" office:value="1515" calcext:value-type="float">
            <text:p>1,5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9" office:value-type="float" office:value="312" calcext:value-type="float">
            <text:p>31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85" calcext:value-type="float">
            <text:p>3,985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2" calcext:value-type="float">
            <text:p>1,412</text:p>
          </table:table-cell>
          <table:table-cell table:style-name="ce43" office:value-type="float" office:value="1837" calcext:value-type="float">
            <text:p>1,837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395" calcext:value-type="float">
            <text:p>3,395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1837" calcext:value-type="float">
            <text:p>1,83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590" calcext:value-type="float">
            <text:p>59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554" calcext:value-type="float">
            <text:p>5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28" calcext:value-type="float">
            <text:p>228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51" calcext:value-type="float">
            <text:p>2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90" calcext:value-type="float">
            <text:p>9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9" calcext:value-type="float">
            <text:p>8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303" calcext:value-type="float">
            <text:p>3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38" calcext:value-type="float">
            <text:p>138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602" calcext:value-type="float">
            <text:p>6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6" calcext:value-type="float">
            <text:p>56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87" calcext:value-type="float">
            <text:p>387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3" calcext:value-type="float">
            <text:p>79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334" calcext:value-type="float">
            <text:p>3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2" calcext:value-type="float">
            <text:p>6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070" calcext:value-type="float">
            <text:p>4,07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9" calcext:value-type="float">
            <text:p>2,069</text:p>
          </table:table-cell>
          <table:table-cell table:style-name="ce41" office:value-type="float" office:value="1580" calcext:value-type="float">
            <text:p>1,580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42" calcext:value-type="float">
            <text:p>4,14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1580" calcext:value-type="float">
            <text:p>1,580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-72" calcext:value-type="float">
            <text:p><text:s text:c="7"/>－7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79" calcext:value-type="float">
            <text:p>1,77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18" calcext:value-type="float">
            <text:p>1,81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698" calcext:value-type="float">
            <text:p>69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39" calcext:value-type="float">
            <text:p><text:s text:c="7"/>－3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91" calcext:value-type="float">
            <text:p>2,29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882" calcext:value-type="float">
            <text:p>882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4" calcext:value-type="float">
            <text:p>2,3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4" calcext:value-type="float">
            <text:p>1,284</text:p>
          </table:table-cell>
          <table:table-cell table:style-name="ce43" office:value-type="float" office:value="882" calcext:value-type="float">
            <text:p>88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33" calcext:value-type="float">
            <text:p><text:s text:c="7"/>－3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75" calcext:value-type="float">
            <text:p>3,17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661" calcext:value-type="float">
            <text:p>1,66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265" calcext:value-type="float">
            <text:p><text:s text:c="7"/>－26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53" calcext:value-type="float">
            <text:p>1,25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743" calcext:value-type="float">
            <text:p>74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743" calcext:value-type="float">
            <text:p>7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59" calcext:value-type="float">
            <text:p><text:s text:c="7"/>－15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57" calcext:value-type="float">
            <text:p>1,657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8" calcext:value-type="float">
            <text:p>508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3" calcext:value-type="float">
            <text:p>1,76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06" calcext:value-type="float">
            <text:p><text:s text:c="7"/>－10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84" calcext:value-type="float">
            <text:p>1,38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478" calcext:value-type="float">
            <text:p>478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-55" calcext:value-type="float">
            <text:p><text:s text:c="7"/>－5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222" calcext:value-type="float">
            <text:p>22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58" calcext:value-type="float">
            <text:p><text:s text:c="7"/>－5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256" calcext:value-type="float">
            <text:p>25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775" calcext:value-type="float">
            <text:p>7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324" calcext:value-type="float">
            <text:p>3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9" calcext:value-type="float">
            <text:p><text:s text:c="7"/>－2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1" calcext:value-type="float">
            <text:p>491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1" calcext:value-type="float">
            <text:p>1,04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451" calcext:value-type="float">
            <text:p>45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1" calcext:value-type="float">
            <text:p>7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77" calcext:value-type="float">
            <text:p>1,57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450" calcext:value-type="float">
            <text:p>45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5" calcext:value-type="float">
            <text:p>2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191" calcext:value-type="float">
            <text:p>1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02" calcext:value-type="float">
            <text:p>90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259" calcext:value-type="float">
            <text:p>25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1" calcext:value-type="float">
            <text:p>21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484" calcext:value-type="float">
            <text:p>2,48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013" calcext:value-type="float">
            <text:p>1,01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162" calcext:value-type="float">
            <text:p><text:s text:c="7"/>－162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7" calcext:value-type="float">
            <text:p>1,07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2" calcext:value-type="float">
            <text:p>1,16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85" calcext:value-type="float">
            <text:p><text:s text:c="7"/>－85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407" calcext:value-type="float">
            <text:p>1,40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4" calcext:value-type="float">
            <text:p>1,48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21" calcext:value-type="float">
            <text:p>3,42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06" calcext:value-type="float">
            <text:p>10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58" calcext:value-type="float">
            <text:p>1,55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8" calcext:value-type="float">
            <text:p>1,55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0" calcext:value-type="float">
            <text:p>－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69" calcext:value-type="float">
            <text:p>1,96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35" calcext:value-type="float">
            <text:p>6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3" calcext:value-type="float">
            <text:p>1,86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25" calcext:value-type="float">
            <text:p>6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2" calcext:value-type="float">
            <text:p>512</text:p>
          </table:table-cell>
          <table:table-cell table:style-name="ce43" office:value-type="float" office:value="606" calcext:value-type="float">
            <text:p>6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6" calcext:value-type="float">
            <text:p>10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0" calcext:value-type="float">
            <text:p>2,57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1238" calcext:value-type="float">
            <text:p>1,2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" calcext:value-type="float">
            <text:p><text:s text:c="7"/>－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1" calcext:value-type="float">
            <text:p>1,1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535" calcext:value-type="float">
            <text:p>5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7" calcext:value-type="float">
            <text:p><text:s text:c="7"/>－3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72" calcext:value-type="float">
            <text:p>1,47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702" calcext:value-type="float">
            <text:p>70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9" calcext:value-type="float">
            <text:p>1,43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7" calcext:value-type="float">
            <text:p>457</text:p>
          </table:table-cell>
          <table:table-cell table:style-name="ce43" office:value-type="float" office:value="703" calcext:value-type="float">
            <text:p>7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3" calcext:value-type="float">
            <text:p>3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39" calcext:value-type="float">
            <text:p>13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52" calcext:value-type="float">
            <text:p>1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69" calcext:value-type="float">
            <text:p>6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6" calcext:value-type="float">
            <text:p>42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179" calcext:value-type="float">
            <text:p>1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0" calcext:value-type="float">
            <text:p>7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40" calcext:value-type="float">
            <text:p>1,44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756" calcext:value-type="float">
            <text:p>7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3" calcext:value-type="float">
            <text:p>6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13" calcext:value-type="float">
            <text:p>1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48" calcext:value-type="float">
            <text:p>74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389" calcext:value-type="float">
            <text:p>38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1" calcext:value-type="float">
            <text:p>71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4" calcext:value-type="float">
            <text:p>4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77" calcext:value-type="float">
            <text:p>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7" calcext:value-type="float">
            <text:p>27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35" calcext:value-type="float">
            <text:p>1,43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4" calcext:value-type="float">
            <text:p>1,54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109" calcext:value-type="float">
            <text:p><text:s text:c="7"/>－109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65" calcext:value-type="float">
            <text:p><text:s text:c="7"/>－65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44" calcext:value-type="float">
            <text:p><text:s text:c="7"/>－4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70" calcext:value-type="float">
            <text:p>7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69" office:value-type="float" office:value="27" calcext:value-type="float">
            <text:p>2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2" calcext:value-type="float">
            <text:p>90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43" calcext:value-type="float">
            <text:p>4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962" calcext:value-type="float">
            <text:p>4,96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28" calcext:value-type="float">
            <text:p>4,528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1" calcext:value-type="float">
            <text:p>2,121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" calcext:value-type="float">
            <text:p>6</text:p>
          </table:table-cell>
          <table:table-cell table:style-name="ce68" office:value-type="float" office:value="434" calcext:value-type="float">
            <text:p>43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38" calcext:value-type="float">
            <text:p>2,238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4" calcext:value-type="float">
            <text:p>1,104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1" calcext:value-type="float">
            <text:p>2,04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197" calcext:value-type="float">
            <text:p>19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24" calcext:value-type="float">
            <text:p>2,724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9" calcext:value-type="float">
            <text:p>1,339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7" calcext:value-type="float">
            <text:p>2,48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237" calcext:value-type="float">
            <text:p>23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106" calcext:value-type="float">
            <text:p><text:s text:c="7"/>－10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9" calcext:value-type="float">
            <text:p><text:s text:c="7"/>－5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12" calcext:value-type="float">
            <text:p>6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-47" calcext:value-type="float">
            <text:p><text:s text:c="7"/>－4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31" calcext:value-type="float">
            <text:p>2,63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157" calcext:value-type="float">
            <text:p>15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78" calcext:value-type="float">
            <text:p>1,17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8" calcext:value-type="float">
            <text:p>1,07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100" calcext:value-type="float">
            <text:p>10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53" calcext:value-type="float">
            <text:p>1,45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626" calcext:value-type="float">
            <text:p>62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6" calcext:value-type="float">
            <text:p>1,39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626" calcext:value-type="float">
            <text:p>62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57" calcext:value-type="float">
            <text:p>57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9529" calcext:value-type="float">
            <text:p>9,529</text:p>
          </table:table-cell>
          <table:table-cell table:style-name="ce44" office:value-type="float" office:value="1120" calcext:value-type="float">
            <text:p>1,1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4176" calcext:value-type="float">
            <text:p>4,176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69" calcext:value-type="float">
            <text:p>3,669</text:p>
          </table:table-cell>
          <table:table-cell table:style-name="ce44" office:value-type="float" office:value="390" calcext:value-type="float">
            <text:p>39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690" calcext:value-type="float">
            <text:p>10,690</text:p>
          </table:table-cell>
          <table:table-cell table:style-name="ce44" office:value-type="float" office:value="1390" calcext:value-type="float">
            <text:p>1,3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5414" calcext:value-type="float">
            <text:p>5,414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69" calcext:value-type="float">
            <text:p>3,66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1161" calcext:value-type="float">
            <text:p><text:s text:c="7"/>－1,161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355" calcext:value-type="float">
            <text:p>4,355</text:p>
          </table:table-cell>
          <table:table-cell table:style-name="ce45" office:value-type="float" office:value="487" calcext:value-type="float">
            <text:p>48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1949" calcext:value-type="float">
            <text:p>1,949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25" calcext:value-type="float">
            <text:p>1,72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4917" calcext:value-type="float">
            <text:p>4,917</text:p>
          </table:table-cell>
          <table:table-cell table:style-name="ce45" office:value-type="float" office:value="613" calcext:value-type="float">
            <text:p>61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2485" calcext:value-type="float">
            <text:p>2,485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25" calcext:value-type="float">
            <text:p>1,72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562" calcext:value-type="float">
            <text:p><text:s text:c="7"/>－562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5174" calcext:value-type="float">
            <text:p>5,174</text:p>
          </table:table-cell>
          <table:table-cell table:style-name="ce46" office:value-type="float" office:value="633" calcext:value-type="float">
            <text:p>63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2227" calcext:value-type="float">
            <text:p>2,227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44" calcext:value-type="float">
            <text:p>1,944</text:p>
          </table:table-cell>
          <table:table-cell table:style-name="ce46" office:value-type="float" office:value="286" calcext:value-type="float">
            <text:p>28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773" calcext:value-type="float">
            <text:p>5,773</text:p>
          </table:table-cell>
          <table:table-cell table:style-name="ce46" office:value-type="float" office:value="777" calcext:value-type="float">
            <text:p>77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2929" calcext:value-type="float">
            <text:p>2,929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44" calcext:value-type="float">
            <text:p>1,94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-599" calcext:value-type="float">
            <text:p><text:s text:c="7"/>－599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5485" calcext:value-type="float">
            <text:p>5,48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72" calcext:value-type="float">
            <text:p>2,472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429" calcext:value-type="float">
            <text:p>2,429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84" calcext:value-type="float">
            <text:p>5,484</text:p>
          </table:table-cell>
          <table:table-cell table:style-name="ce44" office:value-type="float" office:value="292" calcext:value-type="float">
            <text:p>292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90" calcext:value-type="float">
            <text:p>2,590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430" calcext:value-type="float">
            <text:p>2,43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386" calcext:value-type="float">
            <text:p>2,386</text:p>
          </table:table-cell>
          <table:table-cell table:style-name="ce45" office:value-type="float" office:value="117" calcext:value-type="float">
            <text:p>11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73" calcext:value-type="float">
            <text:p>1,073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093" calcext:value-type="float">
            <text:p>1,093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509" calcext:value-type="float">
            <text:p>2,509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201" calcext:value-type="float">
            <text:p>1,201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094" calcext:value-type="float">
            <text:p>1,09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66" office:value-type="float" office:value="-123" calcext:value-type="float">
            <text:p><text:s text:c="7"/>－123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099" calcext:value-type="float">
            <text:p>3,099</text:p>
          </table:table-cell>
          <table:table-cell table:style-name="ce46" office:value-type="float" office:value="123" calcext:value-type="float">
            <text:p>123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399" calcext:value-type="float">
            <text:p>1,399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336" calcext:value-type="float">
            <text:p>1,336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975" calcext:value-type="float">
            <text:p>2,975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389" calcext:value-type="float">
            <text:p>1,38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336" calcext:value-type="float">
            <text:p>1,33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24" calcext:value-type="float">
            <text:p>124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690" calcext:value-type="float">
            <text:p>69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36" calcext:value-type="float">
            <text:p>43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5" calcext:value-type="float">
            <text:p>435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24" calcext:value-type="float">
            <text:p>24</text:p>
          </table:table-cell>
          <table:table-cell table:style-name="ce44" office:value-type="float" office:value="212" calcext:value-type="float">
            <text:p>21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9" calcext:value-type="float">
            <text:p>16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255" calcext:value-type="float">
            <text:p>255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47" calcext:value-type="float">
            <text:p>347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26" calcext:value-type="float">
            <text:p>226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47" calcext:value-type="float">
            <text:p>247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6" calcext:value-type="float">
            <text:p>126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88" calcext:value-type="float">
            <text:p>8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00" calcext:value-type="float">
            <text:p>100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343" calcext:value-type="float">
            <text:p>34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10" calcext:value-type="float">
            <text:p>21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8" calcext:value-type="float">
            <text:p>18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6" calcext:value-type="float">
            <text:p>86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155" calcext:value-type="float">
            <text:p>15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69" calcext:value-type="float">
            <text:p>36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78" calcext:value-type="float">
            <text:p>17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16" calcext:value-type="float">
            <text:p>21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4" calcext:value-type="float">
            <text:p>18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78" calcext:value-type="float">
            <text:p>7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5" calcext:value-type="float">
            <text:p>18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2" calcext:value-type="float">
            <text:p>7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38" calcext:value-type="float">
            <text:p>13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9" calcext:value-type="float">
            <text:p>3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3月8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42:02</meta:creation-date>
    <dc:creator>user</dc:creator>
    <dc:date>2010-03-08T16:42:21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